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 style:list-style-name="L3">
      <style:graphic-properties draw:fill-color="#ffffff" draw:auto-grow-height="true" fo:min-height="2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 style:list-style-name="L4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ffffff" draw:auto-grow-height="true" fo:min-height="2.507cm"/>
    </style:style>
    <style:style style:name="pr5" style:family="presentation" style:parent-style-name="Blue-notes">
      <style:graphic-properties draw:fill-color="#ffffff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1.10.2006</presentation:date-time-decl>
      <draw:page draw:name="page1" draw:style-name="dp1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Mary had a little lamb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ry had a little lamb,</text:p>
              </text:list-item>
            </text:list>
            <text:list text:style-name="L2">
              <text:list-item>
                <text:p text:style-name="P2">Little lamb, little lamb,</text:p>
              </text:list-item>
            </text:list>
            <text:list text:style-name="L2">
              <text:list-item>
                <text:p text:style-name="P2">Mary had a little lamb,</text:p>
              </text:list-item>
            </text:list>
            <text:list text:style-name="L2">
              <text:list-item>
                <text:p text:style-name="P2">Its fleece as white as snow.</text:p>
              </text:list-item>
            </text:list>
            <text:list text:style-name="L2">
              <text:list-item>
                <text:p text:style-name="P2">Everywhere that Mary went,</text:p>
              </text:list-item>
            </text:list>
            <text:list text:style-name="L2">
              <text:list-item>
                <text:p text:style-name="P2">Mary went, Mary went,</text:p>
              </text:list-item>
            </text:list>
            <text:list text:style-name="L2">
              <text:list-item>
                <text:p text:style-name="P2">Everywhere that Mary went,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.507cm" svg:x="1cm" svg:y="0.5cm" presentation:class="title">
          <draw:text-box>
            <text:p text:style-name="P1">Lamb (2)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The lamb was sure to go.</text:p>
              </text:list-item>
            </text:list>
            <text:list text:style-name="L2">
              <text:list-item>
                <text:p text:style-name="P2">It followed her to school one day,</text:p>
              </text:list-item>
            </text:list>
            <text:list text:style-name="L2">
              <text:list-item>
                <text:p text:style-name="P2">School one day, school one day,</text:p>
              </text:list-item>
            </text:list>
            <text:list text:style-name="L2">
              <text:list-item>
                <text:p text:style-name="P2">It followed her to school one day,</text:p>
              </text:list-item>
            </text:list>
            <text:list text:style-name="L2">
              <text:list-item>
                <text:p text:style-name="P2">Which was against the rules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.507cm" svg:x="1cm" svg:y="0.5cm" presentation:class="title">
          <draw:text-box>
            <text:p text:style-name="P1">Lamb (3)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It made the children laugh and play,</text:p>
              </text:list-item>
            </text:list>
            <text:list text:style-name="L2">
              <text:list-item>
                <text:p text:style-name="P2">Laugh and play, laugh and play,</text:p>
              </text:list-item>
            </text:list>
            <text:list text:style-name="L2">
              <text:list-item>
                <text:p text:style-name="P2">It made the children laugh and play,</text:p>
              </text:list-item>
            </text:list>
            <text:list text:style-name="L2">
              <text:list-item>
                <text:p text:style-name="P2">To see a lamb in school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5" draw:layer="layout" svg:width="17.271cm" svg:height="12.573cm" svg:x="2.158cm" svg:y="13.2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color="#000000" fo:font-family="'Bitstream Vera Sans'" style:font-family-generic="swiss" style:font-pitch="variable" fo:font-size="16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fo:color="#000000" fo:font-family="'Bitstream Vera Sans'" style:font-family-generic="swiss" style:font-pitch="variable" fo:font-size="16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/>
      <draw:page-thumbnail draw:layer="backgroundobjects" svg:width="9.991cm" svg:height="7.493cm" svg:x="16.923cm" svg:y="2cm"/>
      <draw:page-thumbnail draw:layer="backgroundobjects" svg:width="9.991cm" svg:height="7.493cm" svg:x="2.787cm" svg:y="11.494cm"/>
      <draw:page-thumbnail draw:layer="backgroundobjects" svg:width="9.991cm" svg:height="7.493cm" svg:x="16.923cm" svg:y="11.494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1" draw:layer="backgroundobjects" svg:width="26cm" svg:height="2.506cm" svg:x="1cm" svg:y="0.5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5.199cm" svg:height="13.859cm" svg:x="1.4cm" svg:y="4.91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2" draw:layer="backgroundobjects" svg:width="6cm" svg:height="1cm" svg:x="11cm" svg:y="19.5cm" presentation:class="date-time">
        <draw:text-box>
          <text:p text:style-name="P11"><text:span text:style-name="T1"><presentation:date-time/></text:span></text:p>
        </draw:text-box>
      </draw:frame>
      <draw:frame presentation:style-name="pr3" draw:text-style-name="P13" draw:layer="backgroundobjects" svg:width="5cm" svg:height="0.948cm" svg:x="22.5cm" svg:y="19.5cm" presentation:class="page-number">
        <draw:text-box>
          <text:p text:style-name="P13"><text:span text:style-name="T2">Seite </text:span><text:span text:style-name="T2"><text:page-number>2</text:page-number></text:span></text:p>
        </draw:text-box>
      </draw:frame>
      <draw:frame presentation:style-name="pr3" draw:text-style-name="P11" draw:layer="backgroundobjects" svg:width="7.5cm" svg:height="1.448cm" svg:x="3.5cm" svg:y="19cm" presentation:class="footer">
        <draw:text-box>
          <text:p text:style-name="P11"><presentation:footer/></text:p>
        </draw:text-box>
      </draw:frame>
      <presentation:notes style:page-layout-name="PM2"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2" draw:layer="backgroundobjects" svg:width="9.369cm" svg:height="1.396cm" svg:x="0cm" svg:y="0cm" presentation:class="header">
          <draw:text-box>
            <text:p text:style-name="P12"><text:span text:style-name="T3"><presentation:header/></text:span></text:p>
          </draw:text-box>
        </draw:frame>
        <draw:frame presentation:style-name="pr4" draw:text-style-name="P13" draw:layer="backgroundobjects" svg:width="9.369cm" svg:height="1.396cm" svg:x="12.22cm" svg:y="0cm" presentation:class="date-time">
          <draw:text-box>
            <text:p text:style-name="P13"><text:span text:style-name="T4"><presentation:date-time/></text:span></text:p>
          </draw:text-box>
        </draw:frame>
        <draw:frame presentation:style-name="pr5" draw:text-style-name="P12" draw:layer="backgroundobjects" svg:width="9.369cm" svg:height="1.396cm" svg:x="0cm" svg:y="26.543cm" presentation:class="footer">
          <draw:text-box>
            <text:p text:style-name="P12"><text:span text:style-name="T3"><presentation:footer/></text:span></text:p>
          </draw:text-box>
        </draw:frame>
        <draw:frame presentation:style-name="pr5" draw:text-style-name="P13" draw:layer="backgroundobjects" svg:width="9.369cm" svg:height="1.396cm" svg:x="12.22cm" svg:y="26.543cm" presentation:class="page-number">
          <draw:text-box>
            <text:p text:style-name="P13"><text:span text:style-name="T3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3-22T11:08:34</meta:creation-date>
    <dc:date>2007-03-07T19:13:49</dc:date>
    <meta:print-date>2006-10-14T13:52:26</meta:print-date>
    <dc:language>en-US</dc:language>
    <meta:editing-cycles>159</meta:editing-cycles>
    <meta:editing-duration>PT22H58M4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